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nsolas" svg:font-family="Consolas"/>
    <style:font-face style:name="Ui-monospace" svg:font-family="Ui-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1.4pt"/>
    </style:style>
    <style:style style:name="co3" style:family="table-column">
      <style:table-column-properties fo:break-before="auto" style:column-width="393.79pt"/>
    </style:style>
    <style:style style:name="co4" style:family="table-column">
      <style:table-column-properties fo:break-before="auto" style:column-width="54.91pt"/>
    </style:style>
    <style:style style:name="co5" style:family="table-column">
      <style:table-column-properties fo:break-before="auto" style:column-width="174.36pt"/>
    </style:style>
    <style:style style:name="co6" style:family="table-column">
      <style:table-column-properties fo:break-before="auto" style:column-width="409.75pt"/>
    </style:style>
    <style:style style:name="co7" style:family="table-column">
      <style:table-column-properties fo:break-before="auto" style:column-width="105.56pt"/>
    </style:style>
    <style:style style:name="co8" style:family="table-column">
      <style:table-column-properties fo:break-before="auto" style:column-width="463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ccount_20_Policies">
      <style:table-properties table:display="true" style:writing-mode="lr-tb"/>
    </style:style>
    <style:style style:name="ta2" style:family="table" style:master-page-name="PageStyle_5f_Local_20_Polici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d111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6edf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ackground-color="#0d111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6edf3" style:text-outline="false" style:text-line-through-style="none" style:text-line-through-type="none" style:font-name="Ui-monospace" fo:font-size="9pt" fo:font-style="normal" fo:text-shadow="none" style:text-underline-style="none" fo:font-weight="normal" style:font-size-asian="9pt" style:font-style-asian="normal" style:font-weight-asian="normal" style:font-name-complex="Ui-monospace" style:font-size-complex="9pt" style:font-style-complex="normal" style:font-weight-complex="normal"/>
    </style:style>
    <style:style style:name="ce7" style:family="table-cell" style:parent-style-name="Default">
      <style:table-cell-properties fo:background-color="#eff1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e364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count Polic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Password Polic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.1.1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Enforce password history' is set to '24 or more password(s)'</text:p>
          </table:table-cell>
          <table:table-cell table:style-name="ce5" office:value-type="string" calcext:value-type="string">
            <text:p>net accounts </text:p>
          </table:table-cell>
          <table:table-cell table:style-name="ce5" office:value-type="string" calcext:value-type="string">
            <text:p>net accounts /uniquepw: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.1.2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Maximum password age' is set to '365 or fewer days, but not 0'</text:p>
          </table:table-cell>
          <table:table-cell table:style-name="ce5" office:value-type="string" calcext:value-type="string">
            <text:p>net accounts </text:p>
          </table:table-cell>
          <table:table-cell table:style-name="ce5" office:value-type="string" calcext:value-type="string">
            <text:p>net accounts /maxpwage:3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.1.3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Minimum password age' is set to '1 or more day(s)'</text:p>
          </table:table-cell>
          <table:table-cell table:style-name="ce5" office:value-type="string" calcext:value-type="string">
            <text:p>net accounts </text:p>
          </table:table-cell>
          <table:table-cell table:style-name="ce5" office:value-type="string" calcext:value-type="string">
            <text:p>net accounts /minpwage: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.1.4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Minimum password length' is set to '14 or more character(s)' (</text:p>
          </table:table-cell>
          <table:table-cell table:style-name="ce5" office:value-type="string" calcext:value-type="string">
            <text:p>net accounts </text:p>
          </table:table-cell>
          <table:table-cell table:style-name="ce6" office:value-type="string" calcext:value-type="string">
            <text:p>net accounts /minpwlen:14</text:p>
          </table:table-cell>
          <table:table-cell/>
          <table:table-cell table:style-name="ce8" office:value-type="string" calcext:value-type="string">
            <text:p><text:a xlink:href="https://github.com/Starke427/Windows-Security-Policy/blob/master/configure_password_policy.ps1" xlink:type="simple">https://github.com/Starke427/Windows-Security-Policy/blob/master/configure_password_policy.ps1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1.5</text:p>
          </table:table-cell>
          <table:table-cell table:style-name="ce3" office:value-type="string" calcext:value-type="string">
            <text:p>L1</text:p>
          </table:table-cell>
          <table:table-cell table:style-name="ce4" office:value-type="string" calcext:value-type="string">
            <text:p>Ensure 'Relax minimum password length limits' is set to 'Enabled'</text:p>
          </table:table-cell>
          <table:table-cell table:style-name="ce3" office:value-type="string" calcext:value-type="string">
            <text:p>automated</text:p>
          </table:table-cell>
          <table:table-cell table:number-columns-repeated="2"/>
          <table:table-cell table:style-name="ce8" office:value-type="string" calcext:value-type="string">
            <text:p><text:a xlink:href="https://github.com/NVISOsecurity/posh-dsc-windows-hardening" xlink:type="simple">https://github.com/NVISOsecurity/posh-dsc-windows-hardening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1.6</text:p>
          </table:table-cell>
          <table:table-cell table:style-name="ce3" office:value-type="string" calcext:value-type="string">
            <text:p>L1</text:p>
          </table:table-cell>
          <table:table-cell table:style-name="ce4" office:value-type="string" calcext:value-type="string">
            <text:p>Relax minimum password length limits is set to 'Enabled'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.1.7</text:p>
          </table:table-cell>
          <table:table-cell table:style-name="ce3" office:value-type="string" calcext:value-type="string">
            <text:p>L1</text:p>
          </table:table-cell>
          <table:table-cell table:style-name="ce4" office:value-type="string" calcext:value-type="string">
            <text:p>Ensure 'Store passwords using reversible encryption' is set to 'Disabled' (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Account Lockout Polic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.2.1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Account lockout duration' is set to '15 or more minute(s)'</text:p>
          </table:table-cell>
          <table:table-cell table:style-name="ce5" office:value-type="string" calcext:value-type="string">
            <text:p>net accounts </text:p>
          </table:table-cell>
          <table:table-cell table:style-name="ce6" office:value-type="string" calcext:value-type="string">
            <text:p>net accounts /lockoutwindow: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.2.2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Account lockout threshold' is set to '5 or fewer invalid logon attempt(s), but not 0'</text:p>
          </table:table-cell>
          <table:table-cell table:style-name="ce5" office:value-type="string" calcext:value-type="string">
            <text:p>net accounts </text:p>
          </table:table-cell>
          <table:table-cell table:style-name="ce5" office:value-type="string" calcext:value-type="string">
            <text:p>net accounts /lockoutthreshold: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.2.3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Reset account lockout counter after' is set to '15 or more minute(s)'</text:p>
          </table:table-cell>
          <table:table-cell table:style-name="ce5" office:value-type="string" calcext:value-type="string">
            <text:p>net accounts </text:p>
          </table:table-cell>
          <table:table-cell table:style-name="ce7" office:value-type="string" calcext:value-type="string">
            <text:p>net accounts /lockoutwindow:15</text:p>
          </table:table-cell>
          <table:table-cell table:number-columns-repeated="1019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cal Policies" table:style-name="ta2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2.1</text:p>
          </table:table-cell>
          <table:table-cell table:style-name="ce3" office:value-type="string" calcext:value-type="string">
            <text:p>Audit Polic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.2</text:p>
          </table:table-cell>
          <table:table-cell table:style-name="ce3" office:value-type="string" calcext:value-type="string">
            <text:p>User Right Assigneme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3" office:value-type="string" calcext:value-type="string">
            <text:p>L1</text:p>
          </table:table-cell>
          <table:table-cell table:style-name="ce9" office:value-type="string" calcext:value-type="string">
            <text:p>Ensure 'Access Credential Manager as a trusted caller' is set to 'No One'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.2.2</text:p>
          </table:table-cell>
          <table:table-cell table:style-name="ce3" office:value-type="string" calcext:value-type="string">
            <text:p>L1</text:p>
          </table:table-cell>
          <table:table-cell table:style-name="ce9" office:value-type="string" calcext:value-type="string">
            <text:p>Ensure 'Access this computer from the network' is set to 'Administrators, Remote Desktop Users'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.2.3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Act as part of the operating system' is set to 'No One'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.2.4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Adjust memory quotas for a process' is set to 'Administrators, LOCAL SERVICE, NETWORK SERVICE'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.2.5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Allow log on locally' is set to 'Administrators, Users'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.2.6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Allow log on through Remote Desktop Services' is set to 'Administrators, Remote Desktop Users'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.2.7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Back up files and directories' is set to 'Administrators' 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.2.8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Change the system time' is set to 'Administrators, LOCAL SERVICE' 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.2.9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Change the time zone' is set to 'Administrators, LOCAL SERVICE, Users' 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.2.10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Create a pagefile' is set to 'Administrators'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.2.11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Create a token object' is set to 'No One'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.2.12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Create global objects' is set to 'Administrators, LOCAL SERVICE, NETWORK SERVICE, SERVICE'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.2.13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Create permanent shared objects' is set to 'No One'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.2.14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Configure 'Create symbolic links'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.2.15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Debug programs' is set to 'Administrators'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.2.16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Deny access to this computer from the network' to include 'Guests' 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.2.17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Ensure 'Deny log on as a batch job' to include 'Guests'</text:p>
          </table:table-cell>
          <table:table-cell table:style-name="ce3" office:value-type="string" calcext:value-type="string">
            <text:p>automated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table:style-name="ce3" office:value-type="string" calcext:value-type="string">
            <text:p>Ensure 'Deny log on as a service' to include 'Guests'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table:style-name="ce3" office:value-type="string" calcext:value-type="string">
            <text:p>Ensure 'Deny log on locally' to include 'Guests'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table:style-name="ce3" office:value-type="string" calcext:value-type="string">
            <text:p>Ensure 'Deny log on through Remote Desktop Services' to include 'Guests' 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table:style-name="ce3" office:value-type="string" calcext:value-type="string">
            <text:p>Ensure 'Enable computer and user accounts to be trusted for delegation' is set to 'No One'</text:p>
          </table:table-cell>
          <table:table-cell table:number-columns-repeated="1021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nsolas" svg:font-family="Consolas"/>
    <style:font-face style:name="Ui-monospace" svg:font-family="Ui-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count_20_Policies" style:display-name="PageStyle_Account Poli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l_20_Policies" style:display-name="PageStyle_Local Polic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9" meta:object-count="0"/>
    <meta:generator>LibreOfficeDev/6.0.5.2$Linux_X86_64 LibreOffice_project/</meta:generator>
  </office:meta>
</office:document-meta>
</file>